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690" officeooo:paragraph-rsid="0008c690"/>
    </style:style>
    <style:style style:name="P2" style:family="paragraph" style:parent-style-name="Standard">
      <style:text-properties officeooo:rsid="0009d593" officeooo:paragraph-rsid="0009d5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ShilpiGP/ShilpiSimplilearn.git" text:style-name="Internet_20_link" text:visited-style-name="Visited_20_Internet_20_Link">https://github.com/ShilpiGP/ShilpiSimplilearn.git</text:a></text:p>
      <text:p text:style-name="P1"/>
      <text:p text:style-name="P2">One time password :- ghp_F9YcPW5trjljtlYOKGOeWWqHgo8TB1483h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5T05:23:47.898805997</meta:creation-date>
    <dc:date>2021-09-05T05:35:39.273741789</dc:date>
    <meta:editing-duration>PT1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6" meta:character-count="110" meta:non-whitespace-character-count="106"/>
  </office:meta>
</office:document-meta>
</file>